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4.456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0.896cm" fo:min-width="1.281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512cm" fo:min-width="13.978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27cm" svg:x="2.27cm" svg:y="2.27cm">
          <text:p text:style-name="P1">Name Hash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7.35cm" svg:y="2.27cm">
          <text:p text:style-name="P1">N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905cm" svg:height="1.27cm" svg:x="9.89cm" svg:y="2.27cm">
          <text:p text:style-name="P1">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11.795cm" svg:y="2.27cm">
          <text:p text:style-name="P1"><text:span text:style-name="T1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2.27cm" svg:y="3.54cm">
          <text:p text:style-name="P1">Chunk Hash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7.35cm" svg:y="3.54cm">
          <text:p text:style-name="P1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905cm" svg:height="1.27cm" svg:x="9.89cm" svg:y="3.54cm">
          <text:p text:style-name="P1">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11.795cm" svg:y="3.54cm">
          <text:p text:style-name="P1"><text:span text:style-name="T1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4.478cm" svg:height="0.762cm" svg:x="2.397cm" svg:y="1.381cm">
          <text:p text:style-name="P1">Chunklo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5:49:34.996693032</meta:creation-date>
    <dc:date>2020-07-19T16:26:01.821328334</dc:date>
    <meta:editing-duration>PT5M46S</meta:editing-duration>
    <meta:editing-cycles>1</meta:editing-cycles>
    <meta:document-statistic meta:object-count="9"/>
    <meta:generator>LibreOffice/6.4.4.2$Linux_X86_64 LibreOffice_project/40$Build-2</meta:generator>
  </office:meta>
</office:document-meta>
</file>